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1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; I. L. Mos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Rebecca Moss, 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 December 1870</text:p>
      <text:p text:style-name="P2">Month<text:tab/><text:tab/><text:tab/><text:tab/><text:tab/><text:tab/>December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Miss Rebecca Moss/</text:p>
      <text:p text:style-name="P4">Phila December 2d 1870/</text:p>
      <text:p text:style-name="P2"><text:tab/>Dear Friend/</text:p>
      <text:p text:style-name="P2"><text:tab/><text:tab/>With much feeling you father described to me the void/ which the demise of your aunt has occasioned in your uncle. <text:s/>My friends'/ grief struck a sympathetic chord and I felt prompted to offer you,/ but especially those who have been most sadly bereaved my sincere condolences./ <text:s/>May I ask that you will be the interpreter of my sentiments? <text:s/>The living word/ possesses a power which can never be transferred to writing. <text:s/>Hence my/ request, which you will doubtless effectively perform. <text:s/>I desire to say/ to your cousins and their afflicted father, that to shed tears because of/ the departure from earth of objects dearly loved is to pay a tribute due/ to nature, but that Israelites must cast a trusting love beyond their/ narrow bounds. <text:s/>A scene bright and joyous would then open before our vision. <text:s/>For the truth of immortality has been written in letters/ of fore on God's hand [?], it is stamped on the depth of the human/ soul, and the pages of the volumes given for our g[?] proclaim/ it loudly. <text:s/>Would we but <text:soft-page-break/>consider that nothing in the values of/ creation is lost, and that what appears to our carrel eyes to have/ died away, is reproduced in a new form. <text:s/>That our beneficent/ Mother has breathed within us a longing for an endless hereafter, and/ that is to be gathered to one's fathers” is a celestial promise to the/ a[?]ght, we would then cease to lament. <text:s/>Our sorrows would/ be greatly assuaged; our bereavements would be borne with pious serenity./</text:p>
      <text:p text:style-name="P2"/>
      <text:p text:style-name="P2">[Page 2]</text:p>
      <text:p text:style-name="P2">age: the instrument whose [?]ations caused us much delight/ may break, but the harmonious strains it evoked exists. <text:s/>In like/ manner, the body may moulder in the grave, but the mind/ which compelled it to rest, will live everlastingly. <text:s/>To/ doubt it is to disbelieve the power, the justice, nay, the/ existence of that adorable Being in whose image we were created./ <text:s/>Happy those who can carry [?] the consciousness of having/ employed their faculties nobly. <text:s/>I learn that/ your deceased aunt was adorned with many virtues. <text:s/>Let the/ memory thereof speak consolatively[sic] to the sorrows. <text:s/>Her/ good deeds will be her advocates before the throne of grace, and will/ also [?] the blessing of the Almighty for her offspring/ and her husband. <text:s/>Such is her wish I beg you will convey/ to your sorrowing relatives, while I subscribe myself/</text:p>
      <text:p text:style-name="P2"><text:tab/><text:tab/><text:tab/>Yours truly/</text:p>
      <text:p text:style-name="P2"><text:tab/><text:tab/><text:tab/>S. Morais/</text:p>
      <text:p text:style-name="P2"/>
      <text:p text:style-name="P2">[Page 3]</text:p>
      <text:p text:style-name="P4">Philada. Decem 1(/)70/</text:p>
      <text:p text:style-name="P2"><text:tab/>Revd. S Morais/</text:p>
      <text:p text:style-name="P4">|Confidential|/</text:p>
      <text:p text:style-name="P2">My Dear Sir./</text:p>
      <text:p text:style-name="P2"><text:tab/>I thank you kindly for/ the attention yesterday &amp; regret I was sent/ home to report to you in confidence the doings/ or rather misdoings on the melancholy occasion of/ the funeral of Mr. F on Sunday last./</text:p>
      <text:p text:style-name="P2"><text:tab/>Mrs F lead &amp; joined in her children/ (two daughters &amp; one son) that the ceremonies of/ cutting their garments &amp; sitting in th evenings/ should be omitted. <text:s/>My cousin Mr Revd./ Jaques said he had prepared an English/ discourse, highly extolling the numerous/ excellent qualities of the character of/ the lamented deceased. <text:s/>Format of which/ was a heart &amp; ear &amp; an open parse[?] for/ the pair or distressed &amp; such a Mother!!/ <text:s/></text:p>
      <text:p text:style-name="P2"><text:tab/>These children seem to be almost/ inconsolable &amp; totally deprived of the/ soothing which the Revd. J might have/ contributed to &amp; I know experience the neglect/</text:p>
      <text:p text:style-name="P2"/>
      <text:p text:style-name="P2">[Page 4]</text:p>
      <text:p text:style-name="P2">I doubt not you know or have heard/ of Aa[?], world wide character/ for charity &amp; many other good qualities/ </text:p>
      <text:p text:style-name="P2"><text:tab/>Rebecca the eldest daughter, as also Emma/ &amp; Jo, are you know (I said children)/ are adults &amp; full of comprehension/ &amp; appreciation &amp; If you could at your/ leisure, write to the young Ladies, as you/ so well konw how to, a consolatory &amp; appro/-priate letter it would be saving me greatly/ because it would supply the defect/ that bigotry only has imbued &amp; perhaps/ the want of ability that exists in/ my cousin the Revd. I. And as they/ are girls of superior minds, I feel/ convinced that it will prove as balm/ to their souls./</text:p>
      <text:p text:style-name="P2"><text:tab/>I trust you &amp; family are/</text:p>
      <text:p text:style-name="P2">well.<text:tab/><text:tab/>Yours very sincerely./</text:p>
      <text:p text:style-name="P2">Their father./</text:p>
      <text:p text:style-name="P2">Dr. F is alive but in precarious<text:tab/>J L Moss/</text:p>
      <text:p text:style-name="P2"><text:tab/><text:tab/><text:tab/>health./</text:p>
      <text:p text:style-name="P2"><text:soft-page-break/>Address of the Misses Feuchtwanger--/</text:p>
      <text:p text:style-name="P2"><text:tab/>No. 18 West 35<text:span text:style-name="T1">th</text:span> St. New York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1T13:50:19</meta:creation-date>
    <dc:date>2011-12-13T12:14:57.85</dc:date>
    <dc:language>en-US</dc:language>
    <meta:editing-cycles>3</meta:editing-cycles>
    <meta:editing-duration>PT00H03M56S</meta:editing-duration>
    <meta:document-statistic meta:table-count="0" meta:image-count="0" meta:object-count="0" meta:page-count="4" meta:paragraph-count="87" meta:word-count="896" meta:character-count="5409"/>
    <dc:creator>Penn Libraries</dc:creator>
    <meta:user-defined meta:name="Info 1"/>
    <meta:user-defined meta:name="Info 2"/>
    <meta:user-defined meta:name="Info 3"/>
    <meta:user-defined meta:name="Info 4"/>
  </office:meta>
</office:document-meta>
</file>